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69E0BC3E989DDBAA.png" manifest:media-type="image/png"/>
  <manifest:file-entry manifest:full-path="Pictures/10000001000005620000024FF895320CE4BD34D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1">LUCKY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F895320CE4BD34D9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F895320CE4BD34D9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69E0BC3E989DDBAA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69E0BC3E989DDB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20:13:45.775601212</dc:date>
    <meta:editing-duration>PT1H58M40S</meta:editing-duration>
    <meta:editing-cycles>8</meta:editing-cycles>
    <meta:generator>LibreOffice/7.4.2.3$Linux_X86_64 LibreOffice_project/40$Build-3</meta:generator>
    <meta:print-date>2022-10-17T20:12:54.234299551</meta:print-date>
    <meta:document-statistic meta:table-count="0" meta:image-count="4" meta:object-count="0" meta:page-count="1" meta:paragraph-count="1" meta:word-count="2" meta:character-count="17" meta:non-whitespace-character-count="15"/>
  </office:meta>
</office:document-meta>
</file>